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0096d4"/>
    </style:style>
    <style:style style:name="gr2" style:family="graphic" style:parent-style-name="standard">
      <style:graphic-properties svg:stroke-width="0.001cm" svg:stroke-color="#aae6ff" draw:fill="none" draw:fill-color="#ffffff" fo:padding-top="-0.049cm" fo:padding-bottom="-0.049cm" fo:padding-left="-0.049cm" fo:padding-right="-0.049cm"/>
    </style:style>
    <style:style style:name="gr3" style:family="graphic" style:parent-style-name="standard">
      <style:graphic-properties draw:stroke="none" svg:stroke-width="0.001cm" draw:fill-color="#00b4ff"/>
    </style:style>
    <style:style style:name="gr4" style:family="graphic" style:parent-style-name="standard">
      <style:graphic-properties draw:stroke="none" svg:stroke-width="0.001cm" draw:fill-color="#005a80"/>
    </style:style>
    <style:style style:name="gr5" style:family="graphic" style:parent-style-name="standard">
      <style:graphic-properties svg:stroke-width="0.003cm" svg:stroke-color="#ffffff" draw:fill="none" draw:fill-color="#ffffff" fo:padding-top="-0.048cm" fo:padding-bottom="-0.048cm" fo:padding-left="-0.048cm" fo:padding-right="-0.048cm"/>
    </style:style>
    <style:style style:name="gr6" style:family="graphic" style:parent-style-name="standard">
      <style:graphic-properties draw:stroke="none" svg:stroke-width="0.003cm" draw:fill-color="#005a80"/>
    </style:style>
    <style:style style:name="gr7" style:family="graphic" style:parent-style-name="standard">
      <style:graphic-properties draw:stroke="none" svg:stroke-width="0.001cm" draw:fill-color="#2ac0ff"/>
    </style:style>
    <style:style style:name="gr8" style:family="graphic" style:parent-style-name="standard">
      <style:graphic-properties draw:stroke="none" svg:stroke-width="0.001cm" draw:fill-color="#000000"/>
    </style:style>
    <style:style style:name="gr9" style:family="graphic" style:parent-style-name="standard">
      <style:graphic-properties draw:stroke="none" svg:stroke-width="0.001cm" draw:fill-color="#ffffff"/>
    </style:style>
  </office:automatic-styles>
  <office:body>
    <office:drawing>
      <draw:page draw:name="page1" draw:style-name="dp1" draw:master-page-name="Default">
        <draw:g>
          <draw:glue-point draw:id="4" svg:x="-4.391cm" svg:y="-5cm"/>
          <draw:glue-point draw:id="5" svg:x="5cm" svg:y="-5cm"/>
          <draw:glue-point draw:id="6" svg:x="0.304cm" svg:y="-5cm"/>
          <draw:glue-point draw:id="7" svg:x="-5cm" svg:y="5cm"/>
          <draw:glue-point draw:id="8" svg:x="4.391cm" svg:y="5cm"/>
          <draw:glue-point draw:id="9" svg:x="-0.305cm" svg:y="5cm"/>
          <draw:glue-point draw:id="10" svg:x="-5cm" svg:y="-4.003cm"/>
          <draw:glue-point draw:id="11" svg:x="-5cm" svg:y="0.498cm"/>
          <draw:glue-point draw:id="12" svg:x="5cm" svg:y="4.002cm"/>
          <draw:glue-point draw:id="13" svg:x="5cm" svg:y="-0.5cm"/>
          <draw:glue-point draw:id="14" svg:x="0cm" svg:y="0cm"/>
          <draw:polygon draw:style-name="gr1" draw:layer="layout" svg:width="2.883cm" svg:height="1.801cm" svg:x="0cm" svg:y="0.199cm" svg:viewBox="0 0 2884 1802" draw:points="0,0 0,1802 2884,1802 2884,0">
            <text:p/>
          </draw:polygon>
          <draw:polygon draw:style-name="gr2" draw:layer="layout" svg:width="2.883cm" svg:height="1.801cm" svg:x="0cm" svg:y="0.199cm" svg:viewBox="0 0 2884 1802" draw:points="0,0 0,1802 2884,1802 2884,0">
            <text:p/>
          </draw:polygon>
          <draw:polygon draw:style-name="gr3" draw:layer="layout" svg:width="3.07cm" svg:height="0.199cm" svg:x="0cm" svg:y="0cm" svg:viewBox="0 0 3071 200" draw:points="0,200 187,0 3071,0 2883,200">
            <text:p/>
          </draw:polygon>
          <draw:polygon draw:style-name="gr2" draw:layer="layout" svg:width="3.07cm" svg:height="0.199cm" svg:x="0cm" svg:y="0cm" svg:viewBox="0 0 3071 200" draw:points="0,200 187,0 3071,0 2883,200">
            <text:p/>
          </draw:polygon>
          <draw:polygon draw:style-name="gr4" draw:layer="layout" svg:width="0.187cm" svg:height="2cm" svg:x="2.883cm" svg:y="0cm" svg:viewBox="0 0 188 2001" draw:points="0,2001 188,1801 188,0 0,199">
            <text:p/>
          </draw:polygon>
          <draw:polygon draw:style-name="gr2" draw:layer="layout" svg:width="0.187cm" svg:height="2cm" svg:x="2.883cm" svg:y="0cm" svg:viewBox="0 0 188 2001" draw:points="0,2001 188,1801 188,0 0,199">
            <text:p/>
          </draw:polygon>
          <draw:polygon draw:style-name="gr5" draw:layer="layout" svg:width="2.615cm" svg:height="1.533cm" svg:x="0.134cm" svg:y="0.333cm" svg:viewBox="0 0 2616 1534" draw:points="0,0 0,1534 2616,1534 2616,0">
            <text:p/>
          </draw:polygon>
          <draw:polygon draw:style-name="gr6" draw:layer="layout" svg:width="2.201cm" svg:height="0.759cm" svg:x="0.361cm" svg:y="0.987cm" svg:viewBox="0 0 2202 760" draw:points="2202,380 2199,360 2195,341 2188,322 2179,303 2166,284 2151,265 2133,247 2112,230 2089,212 2063,195 2035,178 2004,162 1971,146 1936,132 1898,118 1859,104 1818,91 1774,79 1729,67 1683,57 1635,47 1585,38 1535,30 1483,23 1430,17 1377,12 1322,7 1267,4 1212,1 1156,0 1100,0 1045,0 989,1 934,4 879,7 824,12 771,17 718,23 666,30 615,38 566,47 518,57 471,67 427,79 383,91 342,104 302,118 265,132 229,146 197,162 166,178 137,195 112,212 89,230 68,247 50,265 35,284 22,303 12,322 5,341 1,360 0,380 1,399 5,418 12,437 22,456 35,475 50,493 68,512 89,529 112,547 137,564 166,581 197,597 229,612 265,627 302,641 342,655 383,668 427,680 471,692 518,702 566,712 615,721 666,729 718,736 771,742 824,747 879,752 934,755 989,758 1045,759 1100,760 1156,759 1212,758 1267,755 1322,752 1377,747 1430,742 1483,736 1535,729 1585,721 1635,712 1683,702 1729,692 1774,680 1818,668 1859,655 1898,641 1936,627 1971,612 2004,597 2035,581 2063,564 2089,547 2112,529 2133,512 2151,493 2166,475 2179,456 2188,437 2195,418 2199,399">
            <text:p/>
          </draw:polygon>
          <draw:polygon draw:style-name="gr2" draw:layer="layout" svg:width="2.188cm" svg:height="0.746cm" svg:x="0.361cm" svg:y="0.987cm" svg:viewBox="0 0 2189 747" draw:points="2189,372 2187,354 2183,335 2176,317 2166,297 2154,279 2139,261 2120,243 2099,226 2076,208 2051,191 2023,175 1992,160 1959,144 1924,129 1887,115 1848,102 1807,90 1765,78 1719,66 1673,55 1625,46 1576,38 1526,29 1474,23 1422,16 1369,12 1315,7 1260,4 1205,1 1150,0 1094,0 1039,0 984,1 928,4 873,7 819,12 766,16 714,23 662,29 612,38 563,46 515,55 469,66 424,78 381,90 340,102 301,115 264,129 229,144 196,160 165,175 137,191 111,208 88,226 67,243 49,261 34,279 22,297 12,317 5,335 1,354 0,372 1,392 5,411 12,429 22,448 34,467 49,485 67,503 88,520 111,537 137,555 165,571 196,586 229,602 264,617 301,630 340,644 381,656 424,668 469,679 515,690 563,700 612,708 662,717 714,724 766,729 819,734 873,739 928,742 984,744 1039,746 1094,747 1150,746 1205,744 1260,742 1315,739 1369,734 1422,729 1474,724 1526,717 1576,708 1625,700 1673,690 1719,679 1765,668 1807,656 1848,644 1887,630 1924,617 1959,602 1992,586 2023,571 2051,555 2076,537 2099,520 2120,503 2139,485 2154,467 2166,448 2176,429 2183,411 2187,392">
            <text:p/>
          </draw:polygon>
          <draw:polygon draw:style-name="gr4" draw:layer="layout" svg:width="2.189cm" svg:height="0.533cm" svg:x="0.361cm" svg:y="0.84cm" svg:viewBox="0 0 2190 534" draw:points="0,0 0,534 2190,534 2190,0">
            <text:p/>
          </draw:polygon>
          <draw:polygon draw:style-name="gr7" draw:layer="layout" svg:width="2.201cm" svg:height="0.76cm" svg:x="0.361cm" svg:y="0.453cm" svg:viewBox="0 0 2202 761" draw:points="2202,380 2199,361 2195,342 2188,323 2179,303 2166,285 2151,266 2133,248 2112,230 2089,213 2063,196 2035,179 2004,162 1971,147 1936,132 1898,118 1859,104 1818,91 1774,79 1729,68 1683,57 1635,47 1585,39 1535,31 1483,23 1430,17 1377,12 1322,8 1267,4 1212,2 1156,0 1100,0 1045,0 989,2 934,4 879,8 824,12 771,17 718,23 666,31 615,39 566,47 518,57 471,68 427,79 383,91 342,104 302,118 265,132 229,147 197,162 166,179 137,196 112,213 89,230 68,248 50,266 35,285 22,303 12,323 5,342 1,361 0,380 1,399 5,419 12,438 22,457 35,476 50,494 68,512 89,531 112,548 137,565 166,581 197,598 229,613 265,628 302,642 342,656 383,669 427,681 471,692 518,703 566,713 615,722 666,730 718,737 771,743 824,748 879,753 934,756 989,759 1045,761 1100,761 1156,761 1212,759 1267,756 1322,753 1377,748 1430,743 1483,737 1535,730 1585,722 1635,713 1683,703 1729,692 1774,681 1818,669 1859,656 1898,642 1936,628 1971,613 2004,598 2035,581 2063,565 2089,548 2112,531 2133,512 2151,494 2166,476 2179,457 2188,438 2195,419 2199,399">
            <text:p/>
          </draw:polygon>
          <draw:polygon draw:style-name="gr2" draw:layer="layout" svg:width="2.188cm" svg:height="0.747cm" svg:x="0.361cm" svg:y="0.453cm" svg:viewBox="0 0 2189 748" draw:points="2189,373 2187,355 2183,336 2176,317 2166,299 2154,280 2139,262 2120,244 2099,226 2076,209 2051,192 2023,176 1992,160 1959,145 1924,130 1887,116 1848,103 1807,90 1765,78 1719,67 1673,57 1625,46 1576,38 1526,30 1474,23 1422,17 1369,12 1315,8 1260,4 1205,2 1150,0 1094,0 1039,0 984,2 928,4 873,8 819,12 766,17 714,23 662,30 612,38 563,46 515,57 469,67 424,78 381,90 340,103 301,116 264,130 229,145 196,160 165,176 137,192 111,209 88,226 67,244 49,262 34,280 22,299 12,317 5,336 1,355 0,373 1,393 5,412 12,430 22,449 34,467 49,486 67,503 88,521 111,539 137,556 165,571 196,587 229,603 264,618 301,632 340,645 381,658 424,669 469,681 515,691 563,701 612,709 662,717 714,725 766,730 819,735 873,740 928,743 984,745 1039,747 1094,748 1150,747 1205,745 1260,743 1315,740 1369,735 1422,730 1474,725 1526,717 1576,709 1625,701 1673,691 1719,681 1765,669 1807,658 1848,645 1887,632 1924,618 1959,603 1992,587 2023,571 2051,556 2076,539 2099,521 2120,503 2139,486 2154,467 2166,449 2176,430 2183,412 2187,393">
            <text:p/>
          </draw:polygon>
          <draw:polygon draw:style-name="gr8" draw:layer="layout" svg:width="0.721cm" svg:height="0.24cm" svg:x="1.481cm" svg:y="0.56cm" svg:viewBox="0 0 722 241" draw:points="0,187 161,241 548,80 722,133 628,0 174,0 361,39">
            <text:p/>
          </draw:polygon>
          <draw:polygon draw:style-name="gr8" draw:layer="layout" svg:width="0.721cm" svg:height="0.254cm" svg:x="0.694cm" svg:y="0.84cm" svg:viewBox="0 0 722 255" draw:points="722,53 561,0 187,160 0,106 93,255 561,255 361,200">
            <text:p/>
          </draw:polygon>
          <draw:polygon draw:style-name="gr8" draw:layer="layout" svg:width="0.72cm" svg:height="0.241cm" svg:x="0.734cm" svg:y="0.546cm" svg:viewBox="0 0 721 242" draw:points="0,53 159,0 547,147 721,107 627,242 173,242 360,201">
            <text:p/>
          </draw:polygon>
          <draw:polygon draw:style-name="gr8" draw:layer="layout" svg:width="0.721cm" svg:height="0.24cm" svg:x="1.455cm" svg:y="0.866cm" svg:viewBox="0 0 722 241" draw:points="722,187 561,241 187,80 0,133 93,0 561,0 361,40">
            <text:p/>
          </draw:polygon>
          <draw:polygon draw:style-name="gr9" draw:layer="layout" svg:width="0.72cm" svg:height="0.24cm" svg:x="1.495cm" svg:y="0.573cm" svg:viewBox="0 0 721 241" draw:points="0,187 160,241 547,80 721,133 627,0 173,0 360,40">
            <text:p/>
          </draw:polygon>
          <draw:polygon draw:style-name="gr9" draw:layer="layout" svg:width="0.72cm" svg:height="0.254cm" svg:x="0.707cm" svg:y="0.853cm" svg:viewBox="0 0 721 255" draw:points="721,53 560,0 186,160 0,107 93,255 560,255 360,201">
            <text:p/>
          </draw:polygon>
          <draw:polygon draw:style-name="gr9" draw:layer="layout" svg:width="0.721cm" svg:height="0.24cm" svg:x="0.747cm" svg:y="0.56cm" svg:viewBox="0 0 722 241" draw:points="0,53 160,0 548,146 722,106 628,241 173,241 360,201">
            <text:p/>
          </draw:polygon>
          <draw:polygon draw:style-name="gr9" draw:layer="layout" svg:width="0.72cm" svg:height="0.239cm" svg:x="1.468cm" svg:y="0.88cm" svg:viewBox="0 0 721 240" draw:points="721,187 561,240 186,80 0,133 93,0 561,0 360,39">
            <text:p/>
          </draw:polygon>
          <draw:line draw:style-name="gr2" draw:layer="layout" svg:x1="0.361cm" svg:y1="0.826cm" svg:x2="0.361cm" svg:y2="1.36cm">
            <text:p/>
          </draw:line>
          <draw:line draw:style-name="gr2" draw:layer="layout" svg:x1="2.549cm" svg:y1="0.826cm" svg:x2="2.549cm" svg:y2="1.36cm">
            <text:p/>
          </draw:lin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Cisco Hub</dc:title>
    <meta:creation-date>2011-02-07T16:38:03</meta:creation-date>
    <meta:editing-duration>P0D</meta:editing-duration>
    <meta:editing-cycles>1</meta:editing-cycles>
    <meta:document-statistic meta:object-count="23"/>
    <meta:generator>OpenOffice.org/3.3$Linux OpenOffice.org_project/330m20$Build-9567</meta:generator>
  </office:meta>
</office:document-meta>
</file>